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PatchMethod.OrderPatchMethod( String uri , String orderingType , String memberSegment , boolean fir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Patch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atchMethod.OrderPatchMethod( String uri , String orderingType , String memberSegment , String targetMemberSegmet , boolean bef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Patch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atchMethod.OrderPatchMethod( String uri , OrderPatch orderP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